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Paragraphedeliste" style:list-style-name="LFO1" style:family="paragraph">
      <style:text-properties style:font-name-complex="Calibri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Paragraphedeliste" style:list-style-name="LFO1" style:family="paragraph">
      <style:text-properties style:font-name-complex="Calibri"/>
    </style:style>
    <style:style style:name="P9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10" style:parent-style-name="Paragraphedeliste" style:list-style-name="LFO1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true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>
      <style:text-properties style:font-name-complex="Calibri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style:font-name-complex="Calibri"/>
    </style:style>
    <style:style style:name="T15" style:parent-style-name="Policepardéfaut" style:family="text">
      <style:text-properties style:font-name-complex="Calibri"/>
    </style:style>
    <style:style style:name="T16" style:parent-style-name="Policepardéfaut" style:family="text">
      <style:text-properties style:font-name-asian="Wingdings" style:font-name-complex="Calibri"/>
    </style:style>
    <style:style style:name="T17" style:parent-style-name="Policepardéfaut" style:family="text">
      <style:text-properties style:font-name-complex="Calibri"/>
    </style:style>
    <style:style style:name="P18" style:parent-style-name="Paragraphedeliste" style:family="paragraph">
      <style:text-properties style:font-name-complex="Calibri"/>
    </style:style>
    <style:style style:name="P19" style:parent-style-name="Normal" style:family="paragraph">
      <style:text-properties style:font-name-complex="Calibri"/>
    </style:style>
    <style:style style:name="P20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Description des cas d’utilisation</text:p>
        </text:list-item>
        <text:list-item>
          <text:p text:style-name="P3">Retirer le bleu</text:p>
        </text:list-item>
        <text:list-item>
          <text:p text:style-name="P4">Rapport diagramme manquant vérifierhoraire</text:p>
        </text:list-item>
        <text:list-item>
          <text:p text:style-name="P5">Vérifier attribut ou méthode en trop<text:s/></text:p>
        </text:list-item>
        <text:list-item>
          <text:p text:style-name="P6">Rapport</text:p>
        </text:list-item>
        <text:list-item>
          <text:p text:style-name="P7">Les pannes<text:s/>grises les boutons. A préciser pour les preconditions des cas d’utilisation.</text:p>
        </text:list-item>
        <text:list-item>
          <text:p text:style-name="P8">Expliquer que la banque est représentée par la base de données et sa gestion</text:p>
        </text:list-item>
        <text:list-item>
          <text:p text:style-name="P9">Spécifier les raisons pour utilise une instance de titre de transport (histoire de redondance)<text:s/></text:p>
        </text:list-item>
        <text:list-item>
          <text:p text:style-name="P10">dire pq c'est un tableau de boolean dans le constructeur de fenetreSimul<text:s/></text:p>
        </text:list-item>
        <text:list-item>
          <text:p text:style-name="P11">REPETITION PAIEMENT ET IMPRESSIONS : POURQUOI<text:s/></text:p>
        </text:list-item>
        <text:list-item>
          <text:p text:style-name="P12">(pour les choix de billet,… il faut pouvoir annuler/modifier les paramètres à tout moment avant le paiement)</text:p>
        </text:list-item>
        <text:list-item>
          <text:p text:style-name="P13"><text:span text:style-name="T14">(Paiement en monnaie, il faut vé</text:span><text:span text:style-name="T15">rifier qu’on ait assez de monnaie pour l’argent à rendre !!!<text:s/></text:span><text:span text:style-name="T16"></text:span><text:span text:style-name="T17"><text:s/>si il manque, client choisit : annuler transaction/choisir autre mode de paiement)</text:span></text:p>
        </text:list-item>
      </text:list>
      <text:p text:style-name="P18"/>
      <text:p text:style-name="P19">() = implémentation</text:p>
      <text:p text:style-name="P2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2-12T21:39:00Z</dc:date>
    <meta:template xlink:href="Normal" xlink:type="simple"/>
    <meta:editing-cycles>45</meta:editing-cycles>
    <meta:editing-duration>PT45120S</meta:editing-duration>
    <meta:document-statistic meta:page-count="1" meta:paragraph-count="1" meta:word-count="139" meta:character-count="906" meta:row-count="6" meta:non-whitespace-character-count="768"/>
  </office:meta>
</office:document-meta>
</file>